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3.5cm" svg:height="1.5cm" svg:x="3.004cm" svg:y="6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2.5cm" svg:x2="7.504cm" svg:y2="12cm">
          <text:p/>
        </draw:line>
        <draw:custom-shape draw:style-name="gr1" draw:text-style-name="P1" draw:id="id2" draw:layer="layout" svg:width="3.5cm" svg:height="1.5cm" svg:x="8.204cm" svg:y="6cm">
          <text:p text:style-name="P1">Http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6.75cm" svg:x2="8.204cm" svg:y2="6.75cm" draw:start-shape="id1" draw:start-glue-point="1" draw:end-shape="id2" draw:end-glue-point="3" svg:d="m6504 6750h1700">
          <text:p/>
        </draw:connector>
        <draw:custom-shape draw:style-name="gr1" draw:text-style-name="P1" draw:id="id3" draw:layer="layout" svg:width="3.5cm" svg:height="1.687cm" svg:x="14cm" svg:y="5.939cm">
          <text:p text:style-name="P1">FC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6.75cm" svg:x2="14cm" svg:y2="6.782cm" draw:start-shape="id2" draw:start-glue-point="1" draw:end-shape="id3" draw:end-glue-point="3" svg:d="m11704 6750h1149v32h1147">
          <text:p/>
        </draw:connector>
        <draw:custom-shape draw:style-name="gr1" draw:text-style-name="P1" draw:id="id4" draw:layer="layout" svg:width="3.5cm" svg:height="1.5cm" svg:x="13.988cm" svg:y="9.5cm">
          <text:p text:style-name="P1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7.626cm" svg:x2="15.738cm" svg:y2="9.5cm" draw:start-shape="id3" draw:start-glue-point="2" draw:end-shape="id4" draw:end-glue-point="0" svg:d="m15750 7626v937h-12v937">
          <text:p/>
        </draw:connector>
        <draw:line draw:style-name="gr2" draw:text-style-name="P1" draw:layer="layout" svg:x1="12.404cm" svg:y1="2.5cm" svg:x2="12.404cm" svg:y2="12cm">
          <text:p/>
        </draw:line>
        <draw:custom-shape draw:style-name="gr1" draw:text-style-name="P1" draw:id="id5" draw:layer="layout" svg:width="3.5cm" svg:height="1.5cm" svg:x="3.004cm" svg:y="18.5cm">
          <text:p text:style-name="P1">Check</text:p>
          <text:p text:style-name="P1">Ac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15cm" svg:x2="7.504cm" svg:y2="24.5cm">
          <text:p/>
        </draw:line>
        <draw:custom-shape draw:style-name="gr1" draw:text-style-name="P1" draw:id="id6" draw:layer="layout" svg:width="3.5cm" svg:height="1.5cm" svg:x="8.204cm" svg:y="18.5cm">
          <text:p text:style-name="P1">AM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19.25cm" svg:x2="8.204cm" svg:y2="19.25cm" draw:start-shape="id5" draw:start-glue-point="1" draw:end-shape="id6" draw:end-glue-point="3" svg:d="m6504 19250h1700">
          <text:p/>
        </draw:connector>
        <draw:custom-shape draw:style-name="gr1" draw:text-style-name="P1" draw:id="id7" draw:layer="layout" svg:width="3.5cm" svg:height="1.687cm" svg:x="14cm" svg:y="18.39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19.25cm" svg:x2="14cm" svg:y2="19.24cm" draw:start-shape="id6" draw:start-glue-point="1" draw:end-shape="id7" draw:end-glue-point="3" svg:d="m11704 19250h1149v-10h1147">
          <text:p/>
        </draw:connector>
        <draw:custom-shape draw:style-name="gr1" draw:text-style-name="P1" draw:id="id8" draw:layer="layout" svg:width="3.5cm" svg:height="1.5cm" svg:x="8.205cm" svg:y="22.5cm">
          <text:p text:style-name="P1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20.084cm" svg:x2="11.705cm" svg:y2="23.25cm" draw:start-shape="id7" draw:start-glue-point="2" draw:end-shape="id8" draw:end-glue-point="1" svg:d="m15750 20084v3166h-4045">
          <text:p/>
        </draw:connector>
        <draw:line draw:style-name="gr2" draw:text-style-name="P1" draw:layer="layout" svg:x1="12.404cm" svg:y1="15cm" svg:x2="12.404cm" svg:y2="24.5cm">
          <text:p/>
        </draw:line>
        <draw:connector draw:style-name="gr3" draw:text-style-name="P1" draw:layer="layout" svg:x1="9.955cm" svg:y1="22.5cm" svg:x2="9.954cm" svg:y2="20cm" draw:start-shape="id8" draw:start-glue-point="0" draw:end-shape="id6" draw:end-glue-point="2" svg:d="m9955 22500v-1249h-1v-1251">
          <text:p/>
        </draw:connector>
        <draw:frame draw:style-name="gr4" draw:layer="layout" svg:width="2.754cm" svg:height="0.962cm" svg:x="3cm" svg:y="3.538cm">
          <draw:text-box>
            <text:p>General</text:p>
          </draw:text-box>
        </draw:frame>
        <draw:frame draw:style-name="gr4" draw:layer="layout" svg:width="3.461cm" svg:height="1.673cm" svg:x="2.93cm" svg:y="15.5cm">
          <draw:text-box>
            <text:p>Access </text:p>
            <text:p>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14:18:03</meta:creation-date>
    <meta:generator>OpenOffice.org/3.2$Linux OpenOffice.org_project/320m19$Build-9505</meta:generator>
    <dc:date>2010-12-14T15:23:33</dc:date>
    <meta:editing-duration>PT01H39M42S</meta:editing-duration>
    <meta:editing-cycles>9</meta:editing-cycles>
    <meta:document-statistic meta:object-count="21"/>
  </office:meta>
</office:document-meta>
</file>